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0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AX POSITIO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DJUSTED BUY</text:p>
          </table:table-cell>
          <table:table-cell office:value-type="string" calcext:value-type="string">
            <text:p>ADJUSTED SELL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2]+[.B2]); MAX(0; (([.D2]-[.C2]-[.E2])/[.D2])*[.A2]))" office:value-type="float" office:value="10" calcext:value-type="float">
            <text:p>10</text:p>
          </table:table-cell>
          <table:table-cell table:formula="of:=MIN(([.A2]+[.B2]); MAX(0; (2-(([.D2]-([.C2]-[.E2]))/[.D2]))*[.B2]))" office:value-type="float" office:value="10" calcext:value-type="float">
            <text:p>10</text:p>
          </table:table-cell>
          <table:table-cell table:formula="of:=IF(([.F2]+[.G2])=([.A2]+[.B2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3]+[.B3]); MAX(0; (([.D3]-([.C3]-[.E3]))/[.D3])*[.A3]))" office:value-type="float" office:value="8" calcext:value-type="float">
            <text:p>8</text:p>
          </table:table-cell>
          <table:table-cell table:formula="of:=MIN(([.A3]+[.B3]); MAX(0; (2-(([.D3]-([.C3]-[.E3]))/[.D3]))*[.B3]))" office:value-type="float" office:value="12" calcext:value-type="float">
            <text:p>12</text:p>
          </table:table-cell>
          <table:table-cell table:formula="of:=IF(([.F3]+[.G3])=([.A3]+[.B3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4]+[.B4]); MAX(0; (([.D4]-([.C4]-[.E4]))/[.D4])*[.A4]))" office:value-type="float" office:value="6" calcext:value-type="float">
            <text:p>6</text:p>
          </table:table-cell>
          <table:table-cell table:formula="of:=MIN(([.A4]+[.B4]); MAX(0; (2-(([.D4]-([.C4]-[.E4]))/[.D4]))*[.B4]))" office:value-type="float" office:value="14" calcext:value-type="float">
            <text:p>14</text:p>
          </table:table-cell>
          <table:table-cell table:formula="of:=IF(([.F4]+[.G4])=([.A4]+[.B4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5]+[.B5]); MAX(0; (([.D5]-([.C5]-[.E5]))/[.D5])*[.A5]))" office:value-type="float" office:value="4" calcext:value-type="float">
            <text:p>4</text:p>
          </table:table-cell>
          <table:table-cell table:formula="of:=MIN(([.A5]+[.B5]); MAX(0; (2-(([.D5]-([.C5]-[.E5]))/[.D5]))*[.B5]))" office:value-type="float" office:value="16" calcext:value-type="float">
            <text:p>16</text:p>
          </table:table-cell>
          <table:table-cell table:formula="of:=IF(([.F5]+[.G5])=([.A5]+[.B5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6]+[.B6]); MAX(0; (([.D6]-([.C6]-[.E6]))/[.D6])*[.A6]))" office:value-type="float" office:value="2" calcext:value-type="float">
            <text:p>2</text:p>
          </table:table-cell>
          <table:table-cell table:formula="of:=MIN(([.A6]+[.B6]); MAX(0; (2-(([.D6]-([.C6]-[.E6]))/[.D6]))*[.B6]))" office:value-type="float" office:value="18" calcext:value-type="float">
            <text:p>18</text:p>
          </table:table-cell>
          <table:table-cell table:formula="of:=IF(([.F6]+[.G6])=([.A6]+[.B6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7]+[.B7]); MAX(0; (([.D7]-([.C7]-[.E7]))/[.D7])*[.A7]))" office:value-type="float" office:value="0" calcext:value-type="float">
            <text:p>0</text:p>
          </table:table-cell>
          <table:table-cell table:formula="of:=MIN(([.A7]+[.B7]); MAX(0; (2-(([.D7]-([.C7]-[.E7]))/[.D7]))*[.B7]))" office:value-type="float" office:value="20" calcext:value-type="float">
            <text:p>20</text:p>
          </table:table-cell>
          <table:table-cell table:formula="of:=IF(([.F7]+[.G7])=([.A7]+[.B7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8]+[.B8]); MAX(0; (([.D8]-([.C8]-[.E8]))/[.D8])*[.A8]))" office:value-type="float" office:value="0" calcext:value-type="float">
            <text:p>0</text:p>
          </table:table-cell>
          <table:table-cell table:formula="of:=MIN(([.A8]+[.B8]); MAX(0; (2-(([.D8]-([.C8]-[.E8]))/[.D8]))*[.B8]))" office:value-type="float" office:value="20" calcext:value-type="float">
            <text:p>20</text:p>
          </table:table-cell>
          <table:table-cell table:formula="of:=IF(([.F8]+[.G8])=([.A8]+[.B8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9]+[.B9]); MAX(0; (([.D9]-([.C9]-[.E9]))/[.D9])*[.A9]))" office:value-type="float" office:value="12" calcext:value-type="float">
            <text:p>12</text:p>
          </table:table-cell>
          <table:table-cell table:formula="of:=MIN(([.A9]+[.B9]); MAX(0; (2-(([.D9]-([.C9]-[.E9]))/[.D9]))*[.B9]))" office:value-type="float" office:value="8" calcext:value-type="float">
            <text:p>8</text:p>
          </table:table-cell>
          <table:table-cell table:formula="of:=IF(([.F9]+[.G9])=([.A9]+[.B9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10]+[.B10]); MAX(0; (([.D10]-([.C10]-[.E10]))/[.D10])*[.A10]))" office:value-type="float" office:value="14" calcext:value-type="float">
            <text:p>14</text:p>
          </table:table-cell>
          <table:table-cell table:formula="of:=MIN(([.A10]+[.B10]); MAX(0; (2-(([.D10]-([.C10]-[.E10]))/[.D10]))*[.B10]))" office:value-type="float" office:value="6" calcext:value-type="float">
            <text:p>6</text:p>
          </table:table-cell>
          <table:table-cell table:formula="of:=IF(([.F10]+[.G10])=([.A10]+[.B10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11]+[.B11]); MAX(0; (([.D11]-([.C11]-[.E11]))/[.D11])*[.A11]))" office:value-type="float" office:value="16" calcext:value-type="float">
            <text:p>16</text:p>
          </table:table-cell>
          <table:table-cell table:formula="of:=MIN(([.A11]+[.B11]); MAX(0; (2-(([.D11]-([.C11]-[.E11]))/[.D11]))*[.B11]))" office:value-type="float" office:value="4" calcext:value-type="float">
            <text:p>4</text:p>
          </table:table-cell>
          <table:table-cell table:formula="of:=IF(([.F11]+[.G11])=([.A11]+[.B11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12]+[.B12]); MAX(0; (([.D12]-([.C12]-[.E12]))/[.D12])*[.A12]))" office:value-type="float" office:value="18" calcext:value-type="float">
            <text:p>18</text:p>
          </table:table-cell>
          <table:table-cell table:formula="of:=MIN(([.A12]+[.B12]); MAX(0; (2-(([.D12]-([.C12]-[.E12]))/[.D12]))*[.B12]))" office:value-type="float" office:value="2" calcext:value-type="float">
            <text:p>2</text:p>
          </table:table-cell>
          <table:table-cell table:formula="of:=IF(([.F12]+[.G12])=([.A12]+[.B12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13]+[.B13]); MAX(0; (([.D13]-([.C13]-[.E13]))/[.D13])*[.A13]))" office:value-type="float" office:value="20" calcext:value-type="float">
            <text:p>20</text:p>
          </table:table-cell>
          <table:table-cell table:formula="of:=MIN(([.A13]+[.B13]); MAX(0; (2-(([.D13]-([.C13]-[.E13]))/[.D13]))*[.B13]))" office:value-type="float" office:value="0" calcext:value-type="float">
            <text:p>0</text:p>
          </table:table-cell>
          <table:table-cell table:formula="of:=IF(([.F13]+[.G13])=([.A13]+[.B13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60" calcext:value-type="float">
            <text:p>-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IN(([.A14]+[.B14]); MAX(0; (([.D14]-([.C14]-[.E14]))/[.D14])*[.A14]))" office:value-type="float" office:value="20" calcext:value-type="float">
            <text:p>20</text:p>
          </table:table-cell>
          <table:table-cell table:formula="of:=MIN(([.A14]+[.B14]); MAX(0; (2-(([.D14]-([.C14]-[.E14]))/[.D14]))*[.B14]))" office:value-type="float" office:value="0" calcext:value-type="float">
            <text:p>0</text:p>
          </table:table-cell>
          <table:table-cell table:formula="of:=IF(([.F14]+[.G14])=([.A14]+[.B14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MIN(([.A15]+[.B15]); MAX(0; (([.D15]-([.C15]-[.E15]))/[.D15])*[.A15]))" office:value-type="float" office:value="0.125" calcext:value-type="float">
            <text:p>0.125</text:p>
          </table:table-cell>
          <table:table-cell table:formula="of:=MIN(([.A15]+[.B15]); MAX(0; (2-(([.D15]-([.C15]-[.E15]))/[.D15]))*[.B15]))" office:value-type="float" office:value="0.375" calcext:value-type="float">
            <text:p>0.375</text:p>
          </table:table-cell>
          <table:table-cell table:formula="of:=IF(([.F15]+[.G15])=([.A15]+[.B15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MIN(([.A16]+[.B16]); MAX(0; (([.D16]-([.C16]-[.E16]))/[.D16])*[.A16]))" office:value-type="float" office:value="0.375" calcext:value-type="float">
            <text:p>0.375</text:p>
          </table:table-cell>
          <table:table-cell table:formula="of:=MIN(([.A16]+[.B16]); MAX(0; (2-(([.D16]-([.C16]-[.E16]))/[.D16]))*[.B16]))" office:value-type="float" office:value="0.125" calcext:value-type="float">
            <text:p>0.125</text:p>
          </table:table-cell>
          <table:table-cell table:formula="of:=IF(([.F16]+[.G16])=([.A16]+[.B16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18]+[.B18]); MAX(0; (([.D18]-([.C18]-[.E18]))/[.D18])*[.A18]))" office:value-type="float" office:value="8" calcext:value-type="float">
            <text:p>8</text:p>
          </table:table-cell>
          <table:table-cell table:formula="of:=MIN(([.A18]+[.B18]); MAX(0; (2-(([.D18]-([.C18]-[.E18]))/[.D18]))*[.B18]))" office:value-type="float" office:value="12" calcext:value-type="float">
            <text:p>12</text:p>
          </table:table-cell>
          <table:table-cell table:formula="of:=IF(([.F18]+[.G18])=([.A18]+[.B18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19]+[.B19]); MAX(0; (([.D19]-([.C19]-[.E19]))/[.D19])*[.A19]))" office:value-type="float" office:value="6" calcext:value-type="float">
            <text:p>6</text:p>
          </table:table-cell>
          <table:table-cell table:formula="of:=MIN(([.A19]+[.B19]); MAX(0; (2-(([.D19]-([.C19]-[.E19]))/[.D19]))*[.B19]))" office:value-type="float" office:value="14" calcext:value-type="float">
            <text:p>14</text:p>
          </table:table-cell>
          <table:table-cell table:formula="of:=IF(([.F19]+[.G19])=([.A19]+[.B19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20]+[.B20]); MAX(0; (([.D20]-([.C20]-[.E20]))/[.D20])*[.A20]))" office:value-type="float" office:value="4" calcext:value-type="float">
            <text:p>4</text:p>
          </table:table-cell>
          <table:table-cell table:formula="of:=MIN(([.A20]+[.B20]); MAX(0; (2-(([.D20]-([.C20]-[.E20]))/[.D20]))*[.B20]))" office:value-type="float" office:value="16" calcext:value-type="float">
            <text:p>16</text:p>
          </table:table-cell>
          <table:table-cell table:formula="of:=IF(([.F20]+[.G20])=([.A20]+[.B20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21]+[.B21]); MAX(0; (([.D21]-([.C21]-[.E21]))/[.D21])*[.A21]))" office:value-type="float" office:value="2" calcext:value-type="float">
            <text:p>2</text:p>
          </table:table-cell>
          <table:table-cell table:formula="of:=MIN(([.A21]+[.B21]); MAX(0; (2-(([.D21]-([.C21]-[.E21]))/[.D21]))*[.B21]))" office:value-type="float" office:value="18" calcext:value-type="float">
            <text:p>18</text:p>
          </table:table-cell>
          <table:table-cell table:formula="of:=IF(([.F21]+[.G21])=([.A21]+[.B21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22]+[.B22]); MAX(0; (([.D22]-([.C22]-[.E22]))/[.D22])*[.A22]))" office:value-type="float" office:value="0" calcext:value-type="float">
            <text:p>0</text:p>
          </table:table-cell>
          <table:table-cell table:formula="of:=MIN(([.A22]+[.B22]); MAX(0; (2-(([.D22]-([.C22]-[.E22]))/[.D22]))*[.B22]))" office:value-type="float" office:value="20" calcext:value-type="float">
            <text:p>20</text:p>
          </table:table-cell>
          <table:table-cell table:formula="of:=IF(([.F22]+[.G22])=([.A22]+[.B22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23]+[.B23]); MAX(0; (([.D23]-([.C23]-[.E23]))/[.D23])*[.A23]))" office:value-type="float" office:value="0" calcext:value-type="float">
            <text:p>0</text:p>
          </table:table-cell>
          <table:table-cell table:formula="of:=MIN(([.A23]+[.B23]); MAX(0; (2-(([.D23]-([.C23]-[.E23]))/[.D23]))*[.B23]))" office:value-type="float" office:value="20" calcext:value-type="float">
            <text:p>20</text:p>
          </table:table-cell>
          <table:table-cell table:formula="of:=IF(([.F23]+[.G23])=([.A23]+[.B23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24]+[.B24]); MAX(0; (([.D24]-([.C24]-[.E24]))/[.D24])*[.A24]))" office:value-type="float" office:value="0" calcext:value-type="float">
            <text:p>0</text:p>
          </table:table-cell>
          <table:table-cell table:formula="of:=MIN(([.A24]+[.B24]); MAX(0; (2-(([.D24]-([.C24]-[.E24]))/[.D24]))*[.B24]))" office:value-type="float" office:value="20" calcext:value-type="float">
            <text:p>20</text:p>
          </table:table-cell>
          <table:table-cell table:formula="of:=IF(([.F24]+[.G24])=([.A24]+[.B24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25]+[.B25]); MAX(0; (([.D25]-([.C25]-[.E25]))/[.D25])*[.A25]))" office:value-type="float" office:value="10" calcext:value-type="float">
            <text:p>10</text:p>
          </table:table-cell>
          <table:table-cell table:formula="of:=MIN(([.A25]+[.B25]); MAX(0; (2-(([.D25]-([.C25]-[.E25]))/[.D25]))*[.B25]))" office:value-type="float" office:value="10" calcext:value-type="float">
            <text:p>10</text:p>
          </table:table-cell>
          <table:table-cell table:formula="of:=IF(([.F25]+[.G25])=([.A25]+[.B25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26]+[.B26]); MAX(0; (([.D26]-([.C26]-[.E26]))/[.D26])*[.A26]))" office:value-type="float" office:value="12" calcext:value-type="float">
            <text:p>12</text:p>
          </table:table-cell>
          <table:table-cell table:formula="of:=MIN(([.A26]+[.B26]); MAX(0; (2-(([.D26]-([.C26]-[.E26]))/[.D26]))*[.B26]))" office:value-type="float" office:value="8" calcext:value-type="float">
            <text:p>8</text:p>
          </table:table-cell>
          <table:table-cell table:formula="of:=IF(([.F26]+[.G26])=([.A26]+[.B26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27]+[.B27]); MAX(0; (([.D27]-([.C27]-[.E27]))/[.D27])*[.A27]))" office:value-type="float" office:value="14" calcext:value-type="float">
            <text:p>14</text:p>
          </table:table-cell>
          <table:table-cell table:formula="of:=MIN(([.A27]+[.B27]); MAX(0; (2-(([.D27]-([.C27]-[.E27]))/[.D27]))*[.B27]))" office:value-type="float" office:value="6" calcext:value-type="float">
            <text:p>6</text:p>
          </table:table-cell>
          <table:table-cell table:formula="of:=IF(([.F27]+[.G27])=([.A27]+[.B27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28]+[.B28]); MAX(0; (([.D28]-([.C28]-[.E28]))/[.D28])*[.A28]))" office:value-type="float" office:value="16" calcext:value-type="float">
            <text:p>16</text:p>
          </table:table-cell>
          <table:table-cell table:formula="of:=MIN(([.A28]+[.B28]); MAX(0; (2-(([.D28]-([.C28]-[.E28]))/[.D28]))*[.B28]))" office:value-type="float" office:value="4" calcext:value-type="float">
            <text:p>4</text:p>
          </table:table-cell>
          <table:table-cell table:formula="of:=IF(([.F28]+[.G28])=([.A28]+[.B28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29]+[.B29]); MAX(0; (([.D29]-([.C29]-[.E29]))/[.D29])*[.A29]))" office:value-type="float" office:value="18" calcext:value-type="float">
            <text:p>18</text:p>
          </table:table-cell>
          <table:table-cell table:formula="of:=MIN(([.A29]+[.B29]); MAX(0; (2-(([.D29]-([.C29]-[.E29]))/[.D29]))*[.B29]))" office:value-type="float" office:value="2" calcext:value-type="float">
            <text:p>2</text:p>
          </table:table-cell>
          <table:table-cell table:formula="of:=IF(([.F29]+[.G29])=([.A29]+[.B29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60" calcext:value-type="float">
            <text:p>-6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MIN(([.A30]+[.B30]); MAX(0; (([.D30]-([.C30]-[.E30]))/[.D30])*[.A30]))" office:value-type="float" office:value="20" calcext:value-type="float">
            <text:p>20</text:p>
          </table:table-cell>
          <table:table-cell table:formula="of:=MIN(([.A30]+[.B30]); MAX(0; (2-(([.D30]-([.C30]-[.E30]))/[.D30]))*[.B30]))" office:value-type="float" office:value="0" calcext:value-type="float">
            <text:p>0</text:p>
          </table:table-cell>
          <table:table-cell table:formula="of:=IF(([.F30]+[.G30])=([.A30]+[.B30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MIN(([.A31]+[.B31]); MAX(0; (([.D31]-([.C31]-[.E31]))/[.D31])*[.A31]))" office:value-type="float" office:value="0.125" calcext:value-type="float">
            <text:p>0.125</text:p>
          </table:table-cell>
          <table:table-cell table:formula="of:=MIN(([.A31]+[.B31]); MAX(0; (2-(([.D31]-([.C31]-[.E31]))/[.D31]))*[.B31]))" office:value-type="float" office:value="0.375" calcext:value-type="float">
            <text:p>0.375</text:p>
          </table:table-cell>
          <table:table-cell table:formula="of:=IF(([.F31]+[.G31])=([.A31]+[.B31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MIN(([.A32]+[.B32]); MAX(0; (([.D32]-([.C32]-[.E32]))/[.D32])*[.A32]))" office:value-type="float" office:value="0.0625" calcext:value-type="float">
            <text:p>0.0625</text:p>
          </table:table-cell>
          <table:table-cell table:formula="of:=MIN(([.A32]+[.B32]); MAX(0; (2-(([.D32]-([.C32]-[.E32]))/[.D32]))*[.B32]))" office:value-type="float" office:value="0.4375" calcext:value-type="float">
            <text:p>0.4375</text:p>
          </table:table-cell>
          <table:table-cell table:formula="of:=IF(([.F32]+[.G32])=([.A32]+[.B32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MIN(([.A33]+[.B33]); MAX(0; (([.D33]-([.C33]-[.E33]))/[.D33])*[.A33]))" office:value-type="float" office:value="0" calcext:value-type="float">
            <text:p>0</text:p>
          </table:table-cell>
          <table:table-cell table:formula="of:=MIN(([.A33]+[.B33]); MAX(0; (2-(([.D33]-([.C33]-[.E33]))/[.D33]))*[.B33]))" office:value-type="float" office:value="0.5" calcext:value-type="float">
            <text:p>0.5</text:p>
          </table:table-cell>
          <table:table-cell table:formula="of:=IF(([.F33]+[.G33])=([.A33]+[.B33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MIN(([.A34]+[.B34]); MAX(0; (([.D34]-([.C34]-[.E34]))/[.D34])*[.A34]))" office:value-type="float" office:value="0" calcext:value-type="float">
            <text:p>0</text:p>
          </table:table-cell>
          <table:table-cell table:formula="of:=MIN(([.A34]+[.B34]); MAX(0; (2-(([.D34]-([.C34]-[.E34]))/[.D34]))*[.B34]))" office:value-type="float" office:value="0.5" calcext:value-type="float">
            <text:p>0.5</text:p>
          </table:table-cell>
          <table:table-cell table:formula="of:=IF(([.F34]+[.G34])=([.A34]+[.B34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MIN(([.A35]+[.B35]); MAX(0; (([.D35]-([.C35]-[.E35]))/[.D35])*[.A35]))" office:value-type="float" office:value="0" calcext:value-type="float">
            <text:p>0</text:p>
          </table:table-cell>
          <table:table-cell table:formula="of:=MIN(([.A35]+[.B35]); MAX(0; (2-(([.D35]-([.C35]-[.E35]))/[.D35]))*[.B35]))" office:value-type="float" office:value="0.5" calcext:value-type="float">
            <text:p>0.5</text:p>
          </table:table-cell>
          <table:table-cell table:formula="of:=IF(([.F35]+[.G35])=([.A35]+[.B35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MIN(([.A36]+[.B36]); MAX(0; (([.D36]-([.C36]-[.E36]))/[.D36])*[.A36]))" office:value-type="float" office:value="0.1875" calcext:value-type="float">
            <text:p>0.1875</text:p>
          </table:table-cell>
          <table:table-cell table:formula="of:=MIN(([.A36]+[.B36]); MAX(0; (2-(([.D36]-([.C36]-[.E36]))/[.D36]))*[.B36]))" office:value-type="float" office:value="0.3125" calcext:value-type="float">
            <text:p>0.3125</text:p>
          </table:table-cell>
          <table:table-cell table:formula="of:=IF(([.F36]+[.G36])=([.A36]+[.B36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MIN(([.A37]+[.B37]); MAX(0; (([.D37]-([.C37]-[.E37]))/[.D37])*[.A37]))" office:value-type="float" office:value="0.25" calcext:value-type="float">
            <text:p>0.25</text:p>
          </table:table-cell>
          <table:table-cell table:formula="of:=MIN(([.A37]+[.B37]); MAX(0; (2-(([.D37]-([.C37]-[.E37]))/[.D37]))*[.B37]))" office:value-type="float" office:value="0.25" calcext:value-type="float">
            <text:p>0.25</text:p>
          </table:table-cell>
          <table:table-cell table:formula="of:=IF(([.F37]+[.G37])=([.A37]+[.B37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MIN(([.A38]+[.B38]); MAX(0; (([.D38]-([.C38]-[.E38]))/[.D38])*[.A38]))" office:value-type="float" office:value="0.3125" calcext:value-type="float">
            <text:p>0.3125</text:p>
          </table:table-cell>
          <table:table-cell table:formula="of:=MIN(([.A38]+[.B38]); MAX(0; (2-(([.D38]-([.C38]-[.E38]))/[.D38]))*[.B38]))" office:value-type="float" office:value="0.1875" calcext:value-type="float">
            <text:p>0.1875</text:p>
          </table:table-cell>
          <table:table-cell table:formula="of:=IF(([.F38]+[.G38])=([.A38]+[.B38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MIN(([.A39]+[.B39]); MAX(0; (([.D39]-([.C39]-[.E39]))/[.D39])*[.A39]))" office:value-type="float" office:value="0.375" calcext:value-type="float">
            <text:p>0.375</text:p>
          </table:table-cell>
          <table:table-cell table:formula="of:=MIN(([.A39]+[.B39]); MAX(0; (2-(([.D39]-([.C39]-[.E39]))/[.D39]))*[.B39]))" office:value-type="float" office:value="0.125" calcext:value-type="float">
            <text:p>0.125</text:p>
          </table:table-cell>
          <table:table-cell table:formula="of:=IF(([.F39]+[.G39])=([.A39]+[.B39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IN(([.A40]+[.B40]); MAX(0; (([.D40]-([.C40]-[.E40]))/[.D40])*[.A40]))" office:value-type="float" office:value="0.375" calcext:value-type="float">
            <text:p>0.375</text:p>
          </table:table-cell>
          <table:table-cell table:formula="of:=MIN(([.A40]+[.B40]); MAX(0; (2-(([.D40]-([.C40]-[.E40]))/[.D40]))*[.B40]))" office:value-type="float" office:value="0.125" calcext:value-type="float">
            <text:p>0.125</text:p>
          </table:table-cell>
          <table:table-cell table:formula="of:=IF(([.F40]+[.G40])=([.A40]+[.B40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IN(([.A41]+[.B41]); MAX(0; (([.D41]-([.C41]-[.E41]))/[.D41])*[.A41]))" office:value-type="float" office:value="0.3125" calcext:value-type="float">
            <text:p>0.3125</text:p>
          </table:table-cell>
          <table:table-cell table:formula="of:=MIN(([.A41]+[.B41]); MAX(0; (2-(([.D41]-([.C41]-[.E41]))/[.D41]))*[.B41]))" office:value-type="float" office:value="0.1875" calcext:value-type="float">
            <text:p>0.1875</text:p>
          </table:table-cell>
          <table:table-cell table:formula="of:=IF(([.F41]+[.G41])=([.A41]+[.B41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IN(([.A42]+[.B42]); MAX(0; (([.D42]-([.C42]-[.E42]))/[.D42])*[.A42]))" office:value-type="float" office:value="0.25" calcext:value-type="float">
            <text:p>0.25</text:p>
          </table:table-cell>
          <table:table-cell table:formula="of:=MIN(([.A42]+[.B42]); MAX(0; (2-(([.D42]-([.C42]-[.E42]))/[.D42]))*[.B42]))" office:value-type="float" office:value="0.25" calcext:value-type="float">
            <text:p>0.25</text:p>
          </table:table-cell>
          <table:table-cell table:formula="of:=IF(([.F42]+[.G42])=([.A42]+[.B42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IN(([.A43]+[.B43]); MAX(0; (([.D43]-([.C43]-[.E43]))/[.D43])*[.A43]))" office:value-type="float" office:value="0.1875" calcext:value-type="float">
            <text:p>0.1875</text:p>
          </table:table-cell>
          <table:table-cell table:formula="of:=MIN(([.A43]+[.B43]); MAX(0; (2-(([.D43]-([.C43]-[.E43]))/[.D43]))*[.B43]))" office:value-type="float" office:value="0.3125" calcext:value-type="float">
            <text:p>0.3125</text:p>
          </table:table-cell>
          <table:table-cell table:formula="of:=IF(([.F43]+[.G43])=([.A43]+[.B43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IN(([.A44]+[.B44]); MAX(0; (([.D44]-([.C44]-[.E44]))/[.D44])*[.A44]))" office:value-type="float" office:value="0.125" calcext:value-type="float">
            <text:p>0.125</text:p>
          </table:table-cell>
          <table:table-cell table:formula="of:=MIN(([.A44]+[.B44]); MAX(0; (2-(([.D44]-([.C44]-[.E44]))/[.D44]))*[.B44]))" office:value-type="float" office:value="0.375" calcext:value-type="float">
            <text:p>0.375</text:p>
          </table:table-cell>
          <table:table-cell table:formula="of:=IF(([.F44]+[.G44])=([.A44]+[.B44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IN(([.A45]+[.B45]); MAX(0; (([.D45]-([.C45]-[.E45]))/[.D45])*[.A45]))" office:value-type="float" office:value="0.4375" calcext:value-type="float">
            <text:p>0.4375</text:p>
          </table:table-cell>
          <table:table-cell table:formula="of:=MIN(([.A45]+[.B45]); MAX(0; (2-(([.D45]-([.C45]-[.E45]))/[.D45]))*[.B45]))" office:value-type="float" office:value="0.0625" calcext:value-type="float">
            <text:p>0.0625</text:p>
          </table:table-cell>
          <table:table-cell table:formula="of:=IF(([.F45]+[.G45])=([.A45]+[.B45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IN(([.A46]+[.B46]); MAX(0; (([.D46]-([.C46]-[.E46]))/[.D46])*[.A46]))" office:value-type="float" office:value="0.5" calcext:value-type="float">
            <text:p>0.5</text:p>
          </table:table-cell>
          <table:table-cell table:formula="of:=MIN(([.A46]+[.B46]); MAX(0; (2-(([.D46]-([.C46]-[.E46]))/[.D46]))*[.B46]))" office:value-type="float" office:value="0" calcext:value-type="float">
            <text:p>0</text:p>
          </table:table-cell>
          <table:table-cell table:formula="of:=IF(([.F46]+[.G46])=([.A46]+[.B46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IN(([.A47]+[.B47]); MAX(0; (([.D47]-([.C47]-[.E47]))/[.D47])*[.A47]))" office:value-type="float" office:value="0.5" calcext:value-type="float">
            <text:p>0.5</text:p>
          </table:table-cell>
          <table:table-cell table:formula="of:=MIN(([.A47]+[.B47]); MAX(0; (2-(([.D47]-([.C47]-[.E47]))/[.D47]))*[.B47]))" office:value-type="float" office:value="0" calcext:value-type="float">
            <text:p>0</text:p>
          </table:table-cell>
          <table:table-cell table:formula="of:=IF(([.F47]+[.G47])=([.A47]+[.B47]); &quot;✅&quot;; &quot;❌&quot;)" office:value-type="string" office:string-value="✅" calcext:value-type="string">
            <text:p>✅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IN(([.A48]+[.B48]); MAX(0; (([.D48]-([.C48]-[.E48]))/[.D48])*[.A48]))" office:value-type="float" office:value="0.5" calcext:value-type="float">
            <text:p>0.5</text:p>
          </table:table-cell>
          <table:table-cell table:formula="of:=MIN(([.A48]+[.B48]); MAX(0; (2-(([.D48]-([.C48]-[.E48]))/[.D48]))*[.B48]))" office:value-type="float" office:value="0" calcext:value-type="float">
            <text:p>0</text:p>
          </table:table-cell>
          <table:table-cell table:formula="of:=IF(([.F48]+[.G48])=([.A48]+[.B48]); &quot;✅&quot;; &quot;❌&quot;)" office:value-type="string" office:string-value="✅" calcext:value-type="string">
            <text:p>✅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2T08:30:01.224154217</meta:creation-date>
    <dc:date>2021-11-22T15:44:37.344828655</dc:date>
    <meta:editing-duration>PT1H4M20S</meta:editing-duration>
    <meta:editing-cycles>4</meta:editing-cycles>
    <meta:generator>LibreOffice/7.2.2.2$MacOSX_X86_64 LibreOffice_project/02b2acce88a210515b4a5bb2e46cbfb63fe97d56</meta:generator>
    <meta:document-statistic meta:table-count="1" meta:cell-count="375" meta:object-count="0"/>
  </office:meta>
</office:document-meta>
</file>